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OperationTests.createDefaultOperation( CacheMethodDetails &lt; CachePut &gt; method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OperationTests.simpl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PutOperationTests.noCach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PutOperationTests.createSimpl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PutOperationTests.invokeWithWrong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PutOperationTests.fullPu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PutOperationTests.multiCach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